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21.8pt"/>
    </style:style>
    <style:style style:name="co5" style:family="table-column">
      <style:table-column-properties fo:break-before="auto" style:column-width="143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atasheet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ATMEGA328P</text:p>
          </table:table-cell>
          <table:table-cell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<text:a xlink:href="https://www.digikey.fi/product-detail/en/microchip-technology/ATMEGA328P-AU/ATMEGA328P-AU-ND/1832260" xlink:type="simple">https://www.digikey.fi/product-detail/en/microchip-technology/ATMEGA328P-AU/ATMEGA328P-AU-ND/1832260</text:a></text:p>
          </table:table-cell>
          <table:table-cell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-channel MOSFET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214NWH6327XTSA1</text:p>
          </table:table-cell>
          <table:table-cell office:value-type="string" calcext:value-type="string">
            <text:p><text:a xlink:href="https://www.digikey.fi/product-detail/en/infineon-technologies/BSS214NWH6327XTSA1/BSS214NWH6327XTSA1CT-ND/6134223" xlink:type="simple">https://www.digikey.fi/product-detail/en/infineon-technologies/BSS214NWH6327XTSA1/BSS214NWH6327XTSA1CT-ND/6134223</text:a></text:p>
          </table:table-cell>
          <table:table-cell office:value-type="string" calcext:value-type="string">
            <text:p><text:a xlink:href="http://www.infineon.com/dgdl/Infineon-BSS214NW-DS-v02_02-en.pdf?fileId=db3a30431b3e89eb011b695aebc01bde" xlink:type="simple">http://www.infineon.com/dgdl/Infineon-BSS214NW-DS-v02_02-en.pdf?fileId=db3a30431b3e89eb011b695aebc01bde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x4 bit OR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4072BM96</text:p>
          </table:table-cell>
          <table:table-cell office:value-type="string" calcext:value-type="string">
            <text:p><text:a xlink:href="https://www.digikey.fi/product-detail/en/texas-instruments/CD4072BM96/296-31518-1-ND/3505798" xlink:type="simple">https://www.digikey.fi/product-detail/en/texas-instruments/CD4072BM96/296-31518-1-ND/3505798</text:a></text:p>
          </table:table-cell>
          <table:table-cell office:value-type="string" calcext:value-type="string">
            <text:p><text:a xlink:href="http://www.ti.com/lit/ds/symlink/cd4071b.pdf" xlink:type="simple">http://www.ti.com/lit/ds/symlink/cd4071b.pdf</text:a></text:p>
          </table:table-cell>
          <table:table-cell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 table:number-rows-repeated="3">
          <table:table-cell table:style-name="Default" table:number-columns-repeated="6"/>
          <table:table-cell table:number-columns-repeated="3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07:24:30.383788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7:43:56.067898112</meta:creation-date>
    <dc:date>2017-04-13T07:25:23.650854475</dc:date>
    <meta:editing-duration>PT2H59M33S</meta:editing-duration>
    <meta:editing-cycles>36</meta:editing-cycles>
    <meta:generator>LibreOffice/5.1.6.2$Linux_X86_64 LibreOffice_project/10m0$Build-2</meta:generator>
    <meta:document-statistic meta:table-count="1" meta:cell-count="24" meta:object-count="0"/>
  </office:meta>
</office:document-meta>
</file>